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8">
      <style:paragraph-properties fo:margin-top="0cm" fo:margin-bottom="0cm" style:contextual-spacing="false"/>
    </style:style>
    <style:style style:name="P15" style:family="paragraph" style:parent-style-name="Text_20_body" style:list-style-name="L9"/>
    <style:style style:name="P16" style:family="paragraph" style:parent-style-name="Text_20_body" style:list-style-name="L9">
      <style:paragraph-properties fo:margin-top="0cm" fo:margin-bottom="0cm" style:contextual-spacing="false"/>
    </style:style>
    <style:style style:name="P17" style:family="paragraph" style:parent-style-name="Text_20_body" style:list-style-name="L10"/>
    <style:style style:name="P18" style:family="paragraph" style:parent-style-name="Text_20_body" style:list-style-name="L10">
      <style:paragraph-properties fo:margin-top="0cm" fo:margin-bottom="0cm" style:contextual-spacing="false"/>
    </style:style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4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uesto de trabajo</text:span>: Jefe de Sección Informática – Departamento de Recursos Humanos</text:p>
      <text:p text:style-name="Horizontal_20_Line"/>
      <text:p text:style-name="Text_20_body"><text:span text:style-name="Strong_20_Emphasis">Formación y experiencia</text:span>:</text:p>
      <text:list text:style-name="L1">
        <text:list-item>
          <text:p text:style-name="P2">Formación requerida: Grado o Ingeniería en Informática, Sistemas de la Información o equivalente. Formación complementaria en gestión de equipos y proyectos es valorable.</text:p>
        </text:list-item>
        <text:list-item>
          <text:p text:style-name="P1">Experiencia mínima necesaria: 5 años en un puesto relacionado con TI y al menos 2 años liderando equipos en entornos corporativos.</text:p>
        </text:list-item>
      </text:list>
      <text:p text:style-name="Text_20_body"><text:span text:style-name="Strong_20_Emphasis">Área</text:span>:<text:line-break/>Responsable de la planificación, implementación y mantenimiento de sistemas informáticos y herramientas digitales que soporten los procesos del Departamento de Recursos Humanos.</text:p>
      <text:p text:style-name="Text_20_body"><text:span text:style-name="Strong_20_Emphasis">Dependencia jerárquica directa</text:span>:<text:line-break/>Director del Departamento de Recursos Humanos.</text:p>
      <text:p text:style-name="Text_20_body"><text:span text:style-name="Strong_20_Emphasis">Supervisión y control</text:span>:</text:p>
      <text:list text:style-name="L2">
        <text:list-item>
          <text:p text:style-name="P4">Liderar al equipo técnico informático del departamento.</text:p>
        </text:list-item>
        <text:list-item>
          <text:p text:style-name="P4">Supervisar el desarrollo, implementación y mantenimiento de aplicaciones internas y sistemas digitales de gestión de personal (ERP, software de nóminas, etc.).</text:p>
        </text:list-item>
        <text:list-item>
          <text:p text:style-name="P3">Realizar revisiones periódicas de los sistemas y el personal para garantizar la calidad del trabajo.</text:p>
        </text:list-item>
      </text:list>
      <text:p text:style-name="Text_20_body"><text:span text:style-name="Strong_20_Emphasis">Relaciones internas y externas</text:span>:</text:p>
      <text:list text:style-name="L3">
        <text:list-item>
          <text:p text:style-name="P6">Internas: Colaboración constante con otros departamentos (Administración, Operaciones, etc.) y con el equipo de Recursos Humanos.</text:p>
        </text:list-item>
        <text:list-item>
          <text:p text:style-name="P5">Externas: Coordinación con proveedores de servicios tecnológicos, contratistas y asesores externos.</text:p>
        </text:list-item>
      </text:list>
      <text:p text:style-name="Text_20_body"><text:span text:style-name="Strong_20_Emphasis">Responsabilidades</text:span>:</text:p>
      <text:list text:style-name="L4">
        <text:list-item>
          <text:p text:style-name="P8">Garantizar el correcto funcionamiento de los sistemas de gestión de personal.</text:p>
        </text:list-item>
        <text:list-item>
          <text:p text:style-name="P8">Desarrollar e implementar estrategias tecnológicas para mejorar la eficiencia y seguridad de los procesos.</text:p>
        </text:list-item>
        <text:list-item>
          <text:p text:style-name="P8">Gestionar el presupuesto asignado para proyectos tecnológicos del área.</text:p>
        </text:list-item>
        <text:list-item>
          <text:p text:style-name="P7">Asegurar la capacitación del personal en el uso de las herramientas informáticas.</text:p>
        </text:list-item>
      </text:list>
      <text:p text:style-name="Text_20_body"><text:span text:style-name="Strong_20_Emphasis">Lugar de trabajo</text:span>:</text:p>
      <text:list text:style-name="L5">
        <text:list-item>
          <text:p text:style-name="P9">Oficina principal de la empresa, con posibilidad de visitas a otras sucursales.</text:p>
        </text:list-item>
      </text:list>
      <text:p text:style-name="Text_20_body"><text:span text:style-name="Strong_20_Emphasis">Tareas y responsabilidades</text:span>:</text:p>
      <text:list text:style-name="L6">
        <text:list-item>
          <text:p text:style-name="P11">Diseñar e implementar sistemas informáticos adaptados a las necesidades del departamento.</text:p>
        </text:list-item>
        <text:list-item>
          <text:p text:style-name="P11">Coordinar las actualizaciones y el mantenimiento de hardware y software.</text:p>
        </text:list-item>
        <text:list-item>
          <text:p text:style-name="P11">Realizar análisis de datos para reportar indicadores clave al director del departamento.</text:p>
        </text:list-item>
        <text:list-item>
          <text:p text:style-name="P11">Resolver incidencias técnicas relacionadas con los sistemas del área.</text:p>
        </text:list-item>
        <text:list-item>
          <text:p text:style-name="P10">Asegurar la protección de datos sensibles de los empleados.</text:p>
        </text:list-item>
      </text:list>
      <text:p text:style-name="Text_20_body"/>
      <text:p text:style-name="Text_20_body"><text:soft-page-break/><text:span text:style-name="Strong_20_Emphasis">Equipamiento</text:span>:</text:p>
      <text:list text:style-name="L7">
        <text:list-item>
          <text:p text:style-name="P12">Ordenador portátil, acceso a servidores de la empresa, software especializado (ERP, CRM, bases de datos), y herramientas de colaboración digital.</text:p>
        </text:list-item>
      </text:list>
      <text:p text:style-name="Text_20_body"><text:span text:style-name="Strong_20_Emphasis">Condiciones ambientales</text:span>:</text:p>
      <text:list text:style-name="L8">
        <text:list-item>
          <text:p text:style-name="P14">Trabajo predominantemente en oficina, con ocasionales reuniones fuera del horario habitual.</text:p>
        </text:list-item>
        <text:list-item>
          <text:p text:style-name="P13">Entorno dinámico con plazos ajustados y gestión simultánea de proyectos.</text:p>
        </text:list-item>
      </text:list>
      <text:p text:style-name="Text_20_body"><text:span text:style-name="Strong_20_Emphasis">Riesgos</text:span>:</text:p>
      <text:list text:style-name="L9">
        <text:list-item>
          <text:p text:style-name="P16">Estrés derivado de la presión por plazos.</text:p>
        </text:list-item>
        <text:list-item>
          <text:p text:style-name="P15">Responsabilidad por datos confidenciales y alta carga de trabajo técnico.</text:p>
        </text:list-item>
      </text:list>
      <text:p text:style-name="Text_20_body"><text:span text:style-name="Strong_20_Emphasis">Sistema retributivo</text:span>:</text:p>
      <text:list text:style-name="L10">
        <text:list-item>
          <text:p text:style-name="P18">Salario fijo competitivo según convenio, más incentivos por objetivos cumplidos.</text:p>
        </text:list-item>
        <text:list-item>
          <text:p text:style-name="P17">Beneficios sociales: seguro médico, formación profesional continua, y posibilidad de teletrabajo parcial.</text:p>
        </text:list-item>
      </text:list>
      <text:p text:style-name="Text_20_body"><text:span text:style-name="Strong_20_Emphasis">Dedicación</text:span>:</text:p>
      <text:list text:style-name="L11">
        <text:list-item>
          <text:p text:style-name="P19">Jornada completa, con flexibilidad horaria en función de proyectos específicos.</text:p>
        </text:list-item>
      </text:list>
      <text:p text:style-name="Text_20_body"><text:span text:style-name="Strong_20_Emphasis">Catalogación profesional</text:span>:</text:p>
      <text:list text:style-name="L12">
        <text:list-item>
          <text:p text:style-name="P20">Nivel técnico y estratégico dentro del área de Recursos Humanos.</text:p>
        </text:list-item>
      </text:list>
      <text:p text:style-name="Text_20_body"><text:span text:style-name="Strong_20_Emphasis">Evolución profesional</text:span>:</text:p>
      <text:list text:style-name="L13">
        <text:list-item>
          <text:p text:style-name="P21">Posibilidades de ascenso a Director de TI o a otros puestos de liderazgo estratégico en la empresa.</text:p>
        </text:list-item>
      </text:list>
      <text:p text:style-name="Text_20_body"><text:span text:style-name="Strong_20_Emphasis">Criterios de evaluación</text:span>:</text:p>
      <text:list text:style-name="L14">
        <text:list-item>
          <text:p text:style-name="P23">Cumplimiento de los objetivos tecnológicos establecidos.</text:p>
        </text:list-item>
        <text:list-item>
          <text:p text:style-name="P23">Gestión eficiente del equipo y presupuesto asignado.</text:p>
        </text:list-item>
        <text:list-item>
          <text:p text:style-name="P22">Valoración de la satisfacción del equipo y de los usuarios de los sistemas implementad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5:54:54.477000000</meta:creation-date>
    <dc:date>2025-01-24T15:59:14.910000000</dc:date>
    <meta:editing-duration>PT4M20S</meta:editing-duration>
    <meta:editing-cycles>2</meta:editing-cycles>
    <meta:generator>LibreOffice/7.6.6.3$Windows_X86_64 LibreOffice_project/d97b2716a9a4a2ce1391dee1765565ea469b0ae7</meta:generator>
    <meta:document-statistic meta:table-count="0" meta:image-count="0" meta:object-count="0" meta:page-count="2" meta:paragraph-count="47" meta:word-count="471" meta:character-count="3341" meta:non-whitespace-character-count="2946"/>
  </office:meta>
</office:document-meta>
</file>